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0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line-height="80%"/>
      <style:text-properties fo:font-size="54pt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3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4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3"><text:span text:style-name="T6">200 puntos</text:span><text:span text:style-name="T8">, por cierre o terminar sin fichas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3"><text:span text:style-name="T6">Roles</text:span><text:span text:style-name="T3"> 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1/2</text:span></text:p>
          </draw:text-box>
        </draw:frame>
        <draw:frame draw:style-name="gr11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184cm" svg:height="2.764cm" svg:x="1.5cm" svg:y="14.249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3.907cm" svg:height="2.274cm" svg:x="10.5cm" svg:y="14.5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454cm" svg:height="1.915cm" svg:x="22cm" svg:y="14.585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071cm" svg:height="1.5cm" svg:x="15.42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Herramientas </text:span><text:span text:style-name="T9">2/2</text:span></text:p>
          </draw:text-box>
        </draw:frame>
        <draw:frame draw:style-name="gr12" draw:text-style-name="P4" draw:layer="layout" svg:width="24.842cm" svg:height="10.5cm" svg:x="2.031cm" svg:y="6.631cm">
          <draw:text-box>
            <text:list text:style-name="L2">
              <text:list-item>
                <text:p text:style-name="P10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10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2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2.549cm" svg:height="2.203cm" svg:x="12.451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2.805cm" svg:height="3.288cm" svg:x="17.5cm" svg:y="13.5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2.613cm" svg:height="2.613cm" svg:x="22.887cm" svg:y="14cm">
          <draw:image xlink:href="../images/vim-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4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5" draw:text-style-name="P13" draw:layer="layout" svg:width="6.304cm" svg:height="5.098cm" svg:x="19.619cm" svg:y="11.3cm">
          <draw:text-box>
            <text:p text:style-name="P12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6.54cm" svg:height="5.263cm" svg:x="11.306cm" svg:y="10.883cm">
          <draw:text-box>
            <text:p text:style-name="P12"><text:span text:style-name="T10">Sistema de</text:span><text:span text:style-name="T11"> Gestión de partida de dominó</text:span></text:p>
          </draw:text-box>
        </draw:frame>
        <draw:frame draw:style-name="gr17" draw:text-style-name="P13" draw:layer="layout" svg:width="4.99cm" svg:height="5.263cm" svg:x="2.997cm" svg:y="10.847cm">
          <draw:text-box>
            <text:p text:style-name="P12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2" draw:text-style-name="P13" draw:layer="layout" svg:width="6.304cm" svg:height="5.098cm" svg:x="19.619cm" svg:y="11.3cm">
          <draw:text-box>
            <text:p text:style-name="P12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54cm" svg:height="5.263cm" svg:x="11.306cm" svg:y="10.883cm">
          <draw:text-box>
            <text:p text:style-name="P12"><text:span text:style-name="T10">Sistema de</text:span><text:span text:style-name="T11"> Gestión de partida de dominó</text:span></text:p>
          </draw:text-box>
        </draw:frame>
        <draw:frame draw:style-name="gr24" draw:text-style-name="P13" draw:layer="layout" svg:width="4.99cm" svg:height="5.263cm" svg:x="2.997cm" svg:y="10.847cm">
          <draw:text-box>
            <text:p text:style-name="P12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6" draw:text-style-name="P13" draw:layer="layout" svg:width="6.304cm" svg:height="5.098cm" svg:x="19.619cm" svg:y="11.3cm">
          <draw:text-box>
            <text:p text:style-name="P12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3" draw:layer="layout" svg:width="6.54cm" svg:height="5.263cm" svg:x="11.306cm" svg:y="10.883cm">
          <draw:text-box>
            <text:p text:style-name="P12"><text:span text:style-name="T10">Sistema de</text:span><text:span text:style-name="T11"> Gestión de partida de dominó</text:span></text:p>
          </draw:text-box>
        </draw:frame>
        <draw:frame draw:style-name="gr28" draw:text-style-name="P13" draw:layer="layout" svg:width="4.99cm" svg:height="5.263cm" svg:x="2.997cm" svg:y="10.847cm">
          <draw:text-box>
            <text:p text:style-name="P12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30" draw:text-style-name="P13" draw:layer="layout" svg:width="6.304cm" svg:height="5.098cm" svg:x="19.619cm" svg:y="11.3cm">
          <draw:text-box>
            <text:p text:style-name="P12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3" draw:layer="layout" svg:width="6.54cm" svg:height="5.263cm" svg:x="11.306cm" svg:y="10.883cm">
          <draw:text-box>
            <text:p text:style-name="P12"><text:span text:style-name="T10">Sistema de</text:span><text:span text:style-name="T11"> Gestión de partida de dominó</text:span></text:p>
          </draw:text-box>
        </draw:frame>
        <draw:frame draw:style-name="gr32" draw:text-style-name="P13" draw:layer="layout" svg:width="4.99cm" svg:height="5.263cm" svg:x="2.997cm" svg:y="10.847cm">
          <draw:text-box>
            <text:p text:style-name="P12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ones</text:span></text:p>
          </draw:text-box>
        </draw:frame>
        <draw:frame draw:style-name="gr33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Herramientas</text:span></text:p>
          </draw:text-box>
        </draw:frame>
        <draw:frame draw:style-name="gr34" draw:text-style-name="P4" draw:layer="layout" svg:width="24.842cm" svg:height="11.473cm" svg:x="2.031cm" svg:y="6.631cm">
          <draw:text-box>
            <text:list text:style-name="L2">
              <text:list-item>
                <text:p text:style-name="P10"><text:span text:style-name="T3">Lenguaje de programación — </text:span><text:span text:style-name="T6">Python</text:span></text:p>
              </text:list-item>
              <text:list-item>
                <text:p text:style-name="P10"><text:span text:style-name="T3">Librerías gráficas — </text:span><text:span text:style-name="T6">SDL + PyGame/Gloss</text:span></text:p>
              </text:list-item>
              <text:list-item>
                <text:p text:style-name="P10"><text:span text:style-name="T3">Documentación — </text:span><text:span text:style-name="T6">Latex, Doxygen/Doxypy</text:span></text:p>
              </text:list-item>
              <text:list-item>
                <text:p text:style-name="P10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10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3">1/2</text:span></text:p>
          </draw:text-box>
        </draw:frame>
        <draw:frame draw:style-name="gr35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3">2/2</text:span></text:p>
          </draw:text-box>
        </draw:frame>
        <draw:frame draw:style-name="gr36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8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1/3</text:span></text:p>
          </draw:text-box>
        </draw:frame>
        <draw:frame draw:style-name="gr37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Difusión </text:span><text:span text:style-name="T9">2/3</text:span></text:p>
          </draw:text-box>
        </draw:frame>
        <draw:frame draw:style-name="gr38" draw:text-style-name="P4" draw:layer="layout" svg:width="25.425cm" svg:height="10.5cm" svg:x="1.627cm" svg:y="6.631cm">
          <draw:text-box>
            <text:list text:style-name="L2">
              <text:list-item>
                <text:p text:style-name="P10"><text:span text:style-name="T6">Finalista</text:span><text:span text:style-name="T3"> dentro del IV Concurso Universitario de Software Libre - UCA</text:span></text:p>
              </text:list-item>
              <text:list-item>
                <text:p text:style-name="P10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Difusión </text:span><text:span text:style-name="T9">3/3</text:span></text:p>
          </draw:text-box>
        </draw:frame>
        <draw:frame draw:style-name="gr39" draw:text-style-name="P4" draw:layer="layout" svg:width="25.425cm" svg:height="10.5cm" svg:x="1.627cm" svg:y="6.631cm">
          <draw:text-box>
            <text:list text:style-name="L2">
              <text:list-item>
                <text:p text:style-name="P10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40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4">B. Ruipérez Moral. Libro del dominó. Otero Ediciones, 1990.</text:span></text:p>
              </text:list-item>
              <text:list-item>
                <text:p text:style-name="P3"><text:span text:style-name="T14">Mark Pilgrim. Dive Into Python. APress, 2004. ISBN 1590593561.</text:span></text:p>
              </text:list-item>
              <text:list-item>
                <text:p text:style-name="P3"><text:span text:style-name="T14">http://docs.python.org</text:span></text:p>
              </text:list-item>
              <text:list-item>
                <text:p text:style-name="P3"><text:span text:style-name="T14">http://www.pygame.org/docs</text:span></text:p>
              </text:list-item>
              <text:list-item>
                <text:p text:style-name="P3"><text:span text:style-name="T14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4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41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42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3" draw:text-style-name="P11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4H04M03S</meta:editing-duration>
    <meta:editing-cycles>18</meta:editing-cycles>
    <meta:generator>OpenOffice.org/3.2$Win32 OpenOffice.org_project/320m12$Build-9483</meta:generator>
    <dc:date>2011-11-10T00:45:10.63</dc:date>
    <dc:creator>Ignacio Palomo Duarte</dc:creator>
    <meta:document-statistic meta:object-count="191"/>
  </office:meta>
</office:document-meta>
</file>